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8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cm" draw:shadow-opacity="0%" loext:decorative="false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2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0.75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15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</text:span><text:span text:style-name="T1">[m/</text:span><text:span text:style-name="T1">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</text:span><text:span text:style-name="T1">[m/</text:span><text:span text:style-name="T1">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</text:span><text:span text:style-name="T4">[W/</text:span><text:span text:style-name="T4">mK</text:span><text:span text:style-name="T4">], <text:s text:c="2"/></text:span><text:span text:style-name="T4">c</text:span><text:span text:style-name="T5">p</text:span><text:span text:style-name="T4"> </text:span><text:span text:style-name="T4">[J/k</text:span><text:span text:style-name="T4">gK]</text:span><text:span text:style-name="T4">, <text:s text:c="2"/></text:span><text:span text:style-name="T6">ρ</text:span><text:span text:style-name="T1"> </text:span><text:span text:style-name="T1">[kg</text:span><text:span text:style-name="T1">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</text:span><text:span text:style-name="T8">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</text:span><text:span text:style-name="T4">on</text:span><text:span text:style-name="T4">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1" draw:text-style-name="P8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3" draw:layer="layout" svg:width="2.75cm" svg:height="1.062cm" svg:x="3.75cm" svg:y="8.562cm">
          <draw:text-box>
            <text:p text:style-name="P2"><text:span text:style-name="T1">U </text:span><text:span text:style-name="T1">[m/</text:span><text:span text:style-name="T1">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538cm">
          <draw:text-box>
            <text:p text:style-name="P2"><text:span text:style-name="T1">U </text:span><text:span text:style-name="T1">[m/</text:span><text:span text:style-name="T1">s]</text:span></text:p>
          </draw:text-box>
        </draw:frame>
        <draw:frame draw:style-name="gr4" draw:text-style-name="P5" draw:layer="layout" svg:width="3.5cm" svg:height="1cm" svg:x="23cm" svg:y="9.2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7" draw:text-style-name="P1" draw:layer="layout" svg:x1="13.75cm" svg:y1="13cm" svg:x2="9.75cm" svg:y2="9.75cm">
          <text:p/>
        </draw:line>
        <draw:line draw:style-name="gr27" draw:text-style-name="P1" draw:layer="layout" svg:x1="13.75cm" svg:y1="13cm" svg:x2="12.5cm" svg:y2="9.75cm">
          <text:p/>
        </draw:line>
        <draw:line draw:style-name="gr27" draw:text-style-name="P1" draw:layer="layout" svg:x1="13.75cm" svg:y1="13cm" svg:x2="15cm" svg:y2="9.75cm">
          <text:p/>
        </draw:line>
        <draw:line draw:style-name="gr27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3" draw:layer="layout" svg:width="2.75cm" svg:height="1.062cm" svg:x="3.5cm" svg:y="2.75cm">
          <draw:text-box>
            <text:p text:style-name="P2"><text:span text:style-name="T1">U </text:span><text:span text:style-name="T1">[m/</text:span><text:span text:style-name="T1">s]</text:span></text:p>
          </draw:text-box>
        </draw:frame>
        <draw:frame draw:style-name="gr4" draw:text-style-name="P5" draw:layer="layout" svg:width="2.75cm" svg:height="1cm" svg:x="3.75cm" svg:y="3.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726cm">
          <draw:text-box>
            <text:p text:style-name="P2"><text:span text:style-name="T1">U </text:span><text:span text:style-name="T1">[m/</text:span><text:span text:style-name="T1">s]</text:span></text:p>
          </draw:text-box>
        </draw:frame>
        <draw:frame draw:style-name="gr4" draw:text-style-name="P5" draw:layer="layout" svg:width="3.5cm" svg:height="1cm" svg:x="22.75cm" svg:y="3.4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8" draw:text-style-name="P10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29" draw:text-style-name="P7" draw:layer="layout" svg:width="0.5cm" svg:height="0.962cm" svg:x="24.25cm" svg:y="4.788cm">
          <draw:text-box>
            <text:p text:style-name="P6"><text:span text:style-name="T4">x</text:span></text:p>
          </draw:text-box>
        </draw:frame>
        <draw:frame draw:style-name="gr30" draw:text-style-name="P7" draw:layer="layout" svg:width="0.5cm" svg:height="0.962cm" svg:x="20.25cm" svg:y="4.75cm">
          <draw:text-box>
            <text:p text:style-name="P6"><text:span text:style-name="T4">L</text:span></text:p>
          </draw:text-box>
        </draw:frame>
        <draw:frame draw:style-name="gr31" draw:text-style-name="P7" draw:layer="layout" svg:width="0.5cm" svg:height="0.962cm" svg:x="8cm" svg:y="4.7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9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32" draw:text-style-name="P7" draw:layer="layout" svg:width="1.5cm" svg:height="1cm" svg:x="21cm" svg:y="13.5cm">
          <draw:text-box>
            <text:p text:style-name="P6"><text:span text:style-name="T4">(3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5" draw:layer="layout" svg:width="1.072cm" svg:height="0.954cm" svg:x="19.178cm" svg:y="6cm">
          <draw:text-box>
            <text:p text:style-name="P4"><text:span text:style-name="T11">ϕ</text:span><text:span text:style-name="T12">e</text:span></text:p>
          </draw:text-box>
        </draw:frame>
        <draw:frame draw:style-name="gr35" draw:text-style-name="P5" draw:layer="layout" svg:width="1.25cm" svg:height="0.993cm" svg:x="20.85cm" svg:y="6.007cm">
          <draw:text-box>
            <text:p text:style-name="P4"><text:span text:style-name="T11">ϕ</text:span><text:span text:style-name="T12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13" draw:layer="layout" svg:width="11.5cm" svg:height="0.906cm" svg:x="5.178cm" svg:y="4.307cm">
          <draw:text-box>
            <text:p text:style-name="P8"><text:span text:style-name="T13">Teorema de Gauss e </text:span><text:span text:style-name="T13">Integração por </text:span><text:span text:style-name="T13">Quadratura de Gaus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7" draw:text-style-name="P1" draw:layer="layout" svg:x1="21.979cm" svg:y1="5.872cm" svg:x2="23.478cm" svg:y2="5.872cm">
          <text:p/>
        </draw:line>
        <draw:line draw:style-name="gr38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13" draw:layer="layout" svg:width="9.25cm" svg:height="2.949cm" svg:x="5.178cm" svg:y="11.358cm">
          <draw:text-box>
            <text:p text:style-name="P8"><text:span text:style-name="T13">Inter</text:span><text:span text:style-name="T13">pola</text:span><text:span text:style-name="T13">ção </text:span><text:span text:style-name="T13">linea</text:span><text:span text:style-name="T13">r </text:span><text:span text:style-name="T13">para </text:span><text:span text:style-name="T13">escr</text:span><text:span text:style-name="T13">ever </text:span><text:span text:style-name="T13">valor</text:span><text:span text:style-name="T13">es </text:span><text:span text:style-name="T13">nas </text:span><text:span text:style-name="T13">face</text:span><text:span text:style-name="T13">s em </text:span><text:span text:style-name="T13">funç</text:span><text:span text:style-name="T13">ão </text:span><text:span text:style-name="T13">de </text:span><text:span text:style-name="T13">valor</text:span><text:span text:style-name="T13">es </text:span><text:span text:style-name="T13">de </text:span><text:span text:style-name="T13">centr</text:span><text:span text:style-name="T13">o</text:span></text:p>
            <text:p text:style-name="P8"><text:span text:style-name="T13"/></text:p>
            <text:p text:style-name="P8"><text:span text:style-name="T13">Cons</text:span><text:span text:style-name="T13">idera</text:span><text:span text:style-name="T13">ndo </text:span><text:span text:style-name="T13">malh</text:span><text:span text:style-name="T13">a </text:span><text:span text:style-name="T13">unifo</text:span><text:span text:style-name="T13">rme, </text:span><text:span text:style-name="T13">temo</text:span><text:span text:style-name="T13">s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cm" svg:y="9.5cm">
          <draw:text-box>
            <text:p text:style-name="P4"><text:span text:style-name="T11">d</text:span></text:p>
          </draw:text-box>
        </draw:frame>
        <draw:frame draw:style-name="gr40" draw:text-style-name="P5" draw:layer="layout" svg:width="1cm" svg:height="1.054cm" svg:x="18.4cm" svg:y="9.5cm">
          <draw:text-box>
            <text:p text:style-name="P4"><text:span text:style-name="T11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8" draw:layer="layout" svg:x1="16.2cm" svg:y1="14.146cm" svg:x2="18.85cm" svg:y2="14.146cm">
          <text:p/>
        </draw:line>
        <draw:frame draw:style-name="gr5" draw:text-style-name="P5" draw:layer="layout" svg:width="0.75cm" svg:height="0.962cm" svg:x="17.1cm" svg:y="13.284cm">
          <draw:text-box>
            <text:p text:style-name="P4"><text:span text:style-name="T11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40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7" draw:layer="layout" svg:width="1.5cm" svg:height="1cm" svg:x="23.25cm" svg:y="18cm">
          <draw:text-box>
            <text:p text:style-name="P6"><text:span text:style-name="T4">(6)</text:span></text:p>
          </draw:text-box>
        </draw:frame>
        <draw:frame draw:style-name="gr43" draw:text-style-name="P8" draw:layer="layout" svg:width="10.295cm" svg:height="1.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5" draw:layer="layout" svg:width="0.822cm" svg:height="0.954cm" svg:x="16.928cm" svg:y="6.05cm">
          <draw:text-box>
            <text:p text:style-name="P4"><text:span text:style-name="T11">u</text:span></text:p>
          </draw:text-box>
        </draw:frame>
        <draw:frame draw:style-name="gr34" draw:text-style-name="P5" draw:layer="layout" svg:width="0.822cm" svg:height="0.954cm" svg:x="23.428cm" svg:y="6.046cm">
          <draw:text-box>
            <text:p text:style-name="P4"><text:span text:style-name="T11">u</text:span></text:p>
          </draw:text-box>
        </draw:frame>
        <draw:frame draw:style-name="gr44" draw:text-style-name="P7" draw:layer="layout" svg:width="1.5cm" svg:height="1cm" svg:x="15.25cm" svg:y="2cm">
          <draw:text-box>
            <text:p text:style-name="P6"><text:span text:style-name="T4">(5)</text:span></text:p>
          </draw:text-box>
        </draw:frame>
        <draw:frame draw:style-name="gr5" draw:text-style-name="P5" draw:layer="layout" svg:width="0.75cm" svg:height="0.962cm" svg:x="21cm" svg:y="13.338cm">
          <draw:text-box>
            <text:p text:style-name="P4"><text:span text:style-name="T11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8" draw:layer="layout" svg:x1="20.1cm" svg:y1="14.15cm" svg:x2="22.75cm" svg:y2="14.15cm">
          <text:p/>
        </draw:lin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8" draw:layer="layout" svg:x1="13.5cm" svg:y1="6cm" svg:x2="14.75cm" svg:y2="6cm">
          <text:p/>
        </draw:line>
        <draw:frame draw:style-name="gr34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40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8" draw:layer="layout" svg:x1="12.1cm" svg:y1="7.75cm" svg:x2="14.75cm" svg:y2="7.75cm">
          <text:p/>
        </draw:line>
        <draw:frame draw:style-name="gr34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</text:span><text:span text:style-name="T1">[m/</text:span><text:span text:style-name="T1">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5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  <draw:frame draw:style-name="gr43" draw:text-style-name="P8" draw:layer="layout" svg:width="13.668cm" svg:height="1.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6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8" draw:layer="layout" svg:x1="13.4cm" svg:y1="5.8cm" svg:x2="14.65cm" svg:y2="5.8cm">
          <text:p/>
        </draw:line>
        <draw:frame draw:style-name="gr34" draw:text-style-name="P5" draw:layer="layout" svg:width="1.5cm" svg:height="0.954cm" svg:x="13.4cm" svg:y="4.75cm">
          <draw:text-box>
            <text:p text:style-name="P4"><text:span text:style-name="T11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40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8" draw:layer="layout" svg:x1="13.4cm" svg:y1="7.3cm" svg:x2="16.15cm" svg:y2="7.3cm">
          <text:p/>
        </draw:line>
        <draw:frame draw:style-name="gr34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</text:span><text:span text:style-name="T1">[m/</text:span><text:span text:style-name="T1">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" draw:layer="layout" svg:width="13.867cm" svg:height="1.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7" draw:text-style-name="P7" draw:layer="layout" svg:width="1.5cm" svg:height="1cm" svg:x="21.808cm" svg:y="9.632cm">
          <draw:text-box>
            <text:p text:style-name="P6"><text:span text:style-name="T4">(8)</text:span></text:p>
          </draw:text-box>
        </draw:frame>
      </draw:page>
      <draw:page draw:name="page6" draw:style-name="dp2" draw:master-page-name="Default">
        <draw:frame draw:style-name="gr9" draw:text-style-name="P8" draw:layer="layout" svg:width="6.681cm" svg:height="0.798cm" svg:x="7.65cm" svg:y="2.0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8" draw:layer="layout" svg:width="4.677cm" svg:height="0.798cm" svg:x="7.65cm" svg:y="3.80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8" draw:text-style-name="P14" draw:layer="layout" svg:width="1.5cm" svg:height="0.962cm" svg:x="18.7cm" svg:y="2.038cm">
          <draw:text-box>
            <text:p text:style-name="P6"><text:span text:style-name="T15">(9)</text:span></text:p>
          </draw:text-box>
        </draw:frame>
        <draw:frame draw:style-name="gr9" draw:text-style-name="P8" draw:layer="layout" svg:width="10.377cm" svg:height="2.266cm" svg:x="7.65cm" svg:y="8.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4.009cm" svg:height="0.798cm" svg:x="7.65cm" svg:y="5.35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9" draw:text-style-name="P14" draw:layer="layout" svg:width="1.75cm" svg:height="0.962cm" svg:x="18.65cm" svg:y="3.644cm">
          <draw:text-box>
            <text:p text:style-name="P6"><text:span text:style-name="T15">(10)</text:span></text:p>
          </draw:text-box>
        </draw:frame>
        <draw:frame draw:style-name="gr50" draw:text-style-name="P14" draw:layer="layout" svg:width="1.75cm" svg:height="0.962cm" svg:x="18.65cm" svg:y="5.106cm">
          <draw:text-box>
            <text:p text:style-name="P6"><text:span text:style-name="T15">(11)</text:span></text:p>
          </draw:text-box>
        </draw:frame>
        <draw:frame draw:style-name="gr51" draw:text-style-name="P16" draw:layer="layout" svg:width="8cm" svg:height="0.962cm" svg:x="7.65cm" svg:y="7.606cm">
          <draw:text-box>
            <text:p text:style-name="P15"><text:span text:style-name="T16">Sub</text:span><text:span text:style-name="T16">stitu</text:span><text:span text:style-name="T16">indo </text:span><text:span text:style-name="T16">(6) </text:span><text:span text:style-name="T16">em </text:span><text:span text:style-name="T16">(9), </text:span><text:span text:style-name="T16">tem</text:span><text:span text:style-name="T16">os:</text:span></text:p>
          </draw:text-box>
        </draw:frame>
        <draw:frame draw:style-name="gr52" draw:text-style-name="P16" draw:layer="layout" svg:width="8cm" svg:height="0.962cm" svg:x="7.65cm" svg:y="11.844cm">
          <draw:text-box>
            <text:p text:style-name="P15"><text:span text:style-name="T16">Sub</text:span><text:span text:style-name="T16">stitu</text:span><text:span text:style-name="T16">indo </text:span><text:span text:style-name="T16">(7) </text:span><text:span text:style-name="T16">em </text:span><text:span text:style-name="T16">(9), </text:span><text:span text:style-name="T16">tem</text:span><text:span text:style-name="T16">os:</text:span></text:p>
          </draw:text-box>
        </draw:frame>
        <draw:frame draw:style-name="gr53" draw:text-style-name="P16" draw:layer="layout" svg:width="8cm" svg:height="0.962cm" svg:x="7.65cm" svg:y="16.144cm">
          <draw:text-box>
            <text:p text:style-name="P15"><text:span text:style-name="T16">Sub</text:span><text:span text:style-name="T16">stitu</text:span><text:span text:style-name="T16">indo </text:span><text:span text:style-name="T16">(8) </text:span><text:span text:style-name="T16">em </text:span><text:span text:style-name="T16">(9), </text:span><text:span text:style-name="T16">tem</text:span><text:span text:style-name="T16">os:</text:span></text:p>
          </draw:text-box>
        </draw:frame>
        <draw:frame draw:style-name="gr9" draw:text-style-name="P8" draw:layer="layout" svg:width="13.861cm" svg:height="2.266cm" svg:x="7.65cm" svg:y="12.6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14.071cm" svg:height="2.266cm" svg:x="7.65cm" svg:y="16.9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4" draw:text-style-name="P17" draw:layer="layout" svg:width="4.5cm" svg:height="2.5cm" svg:x="17.1cm" svg:y="12.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4.75cm" svg:height="2.5cm" svg:x="17.1cm" svg:y="16.8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25cm" svg:height="2cm" svg:x="16.85cm" svg:y="8.45cm">
          <text:p/>
          <draw:enhanced-geometry svg:viewBox="0 0 21600 21600" draw:type="rectangle" draw:enhanced-path="M 0 0 L 21600 0 21600 21600 0 21600 0 0 Z N"/>
        </draw:custom-shape>
        <draw:frame draw:style-name="gr57" draw:text-style-name="P18" draw:layer="layout" svg:width="1.1cm" svg:height="0.725cm" svg:x="17.9cm" svg:y="7.875cm">
          <draw:text-box>
            <text:p text:style-name="P6"><text:span text:style-name="T17">b</text:span><text:span text:style-name="T18">p</text:span></text:p>
          </draw:text-box>
        </draw:frame>
        <draw:frame draw:style-name="gr58" draw:text-style-name="P18" draw:layer="layout" svg:width="1.1cm" svg:height="0.725cm" svg:x="21.5cm" svg:y="12cm">
          <draw:text-box>
            <text:p text:style-name="P6"><text:span text:style-name="T17">b</text:span><text:span text:style-name="T18">p</text:span></text:p>
          </draw:text-box>
        </draw:frame>
        <draw:frame draw:style-name="gr59" draw:text-style-name="P18" draw:layer="layout" svg:width="1.1cm" svg:height="0.725cm" svg:x="21.65cm" svg:y="16.275cm">
          <draw:text-box>
            <text:p text:style-name="P6"><text:span text:style-name="T17">b</text:span><text:span text:style-name="T18">p</text:span></text:p>
          </draw:text-box>
        </draw:frame>
      </draw:page>
      <draw:page draw:name="page7" draw:style-name="dp2" draw:master-page-name="Default">
        <draw:frame draw:style-name="gr9" draw:text-style-name="P8" draw:layer="layout" svg:width="9.997cm" svg:height="0.812cm" svg:x="8.566cm" svg:y="3.93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0" draw:text-style-name="P16" draw:layer="layout" svg:width="13.25cm" svg:height="1.427cm" svg:x="8.32cm" svg:y="1.823cm">
          <draw:text-box>
            <text:p text:style-name="P15"><text:span text:style-name="T16">Sub</text:span><text:span text:style-name="T16">stitu</text:span><text:span text:style-name="T16">indo </text:span><text:span text:style-name="T16">(10) </text:span><text:span text:style-name="T16">em </text:span><text:span text:style-name="T16">(9), </text:span><text:span text:style-name="T16">e </text:span><text:span text:style-name="T16">rear</text:span><text:span text:style-name="T16">ranj</text:span><text:span text:style-name="T16">and</text:span><text:span text:style-name="T16">o os </text:span><text:span text:style-name="T16">ter</text:span><text:span text:style-name="T16">mos </text:span><text:span text:style-name="T16">de </text:span><text:span text:style-name="T16">for</text:span><text:span text:style-name="T16">ma </text:span><text:span text:style-name="T16">mai</text:span><text:span text:style-name="T16">s </text:span><text:span text:style-name="T16">con</text:span><text:span text:style-name="T16">veni</text:span><text:span text:style-name="T16">ent</text:span><text:span text:style-name="T16">e, </text:span><text:span text:style-name="T16">tem</text:span><text:span text:style-name="T16">os:</text:span></text:p>
          </draw:text-box>
        </draw:frame>
        <draw:frame draw:style-name="gr9" draw:text-style-name="P8" draw:layer="layout" svg:width="10.656cm" svg:height="0.812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1" draw:text-style-name="P16" draw:layer="layout" svg:width="13.25cm" svg:height="2.015cm" svg:x="8.5cm" svg:y="5.823cm">
          <draw:text-box>
            <text:p text:style-name="P15"><text:span text:style-name="T16">Mu</text:span><text:span text:style-name="T16">dan</text:span><text:span text:style-name="T16">do </text:span><text:span text:style-name="T16">os </text:span><text:span text:style-name="T16">indi</text:span><text:span text:style-name="T16">ces </text:span><text:span text:style-name="T16">loca</text:span><text:span text:style-name="T16">is </text:span><text:span text:style-name="T16">das </text:span><text:span text:style-name="T16">equ</text:span><text:span text:style-name="T16">açõ</text:span><text:span text:style-name="T16">es </text:span><text:span text:style-name="T16">(E, </text:span><text:span text:style-name="T16">P, </text:span><text:span text:style-name="T16">D) </text:span><text:span text:style-name="T16">par</text:span><text:span text:style-name="T16">a </text:span><text:span text:style-name="T16">indi</text:span><text:span text:style-name="T16">ces </text:span><text:span text:style-name="T16">glob</text:span><text:span text:style-name="T16">ais, </text:span><text:span text:style-name="T16">ade</text:span><text:span text:style-name="T16">qua</text:span><text:span text:style-name="T16">dos </text:span><text:span text:style-name="T16">ao </text:span><text:span text:style-name="T16">sist</text:span><text:span text:style-name="T16">em</text:span><text:span text:style-name="T16">a </text:span><text:span text:style-name="T16">de </text:span><text:span text:style-name="T16">equ</text:span><text:span text:style-name="T16">açõ</text:span><text:span text:style-name="T16">es </text:span><text:span text:style-name="T16">(n), </text:span><text:span text:style-name="T16">tem</text:span><text:span text:style-name="T16">os:</text:span></text:p>
          </draw:text-box>
        </draw:frame>
        <draw:frame draw:style-name="gr12" draw:text-style-name="P8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8" draw:layer="layout" svg:width="1.754cm" svg:height="1.629cm" svg:x="10.746cm" svg:y="12.37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8" draw:layer="layout" svg:width="0.542cm" svg:height="1.629cm" svg:x="13.246cm" svg:y="12.37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8" draw:layer="layout" svg:width="0.542cm" svg:height="1.629cm" svg:x="14.958cm" svg:y="12.37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14T08:21:48.229987471</dc:date>
    <meta:editing-duration>PT18H8M55S</meta:editing-duration>
    <meta:editing-cycles>114</meta:editing-cycles>
    <meta:generator>LibreOffice/24.2.7.2$Linux_X86_64 LibreOffice_project/420$Build-2</meta:generator>
    <meta:document-statistic meta:object-count="230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.d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.d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n>.</mn>
      <mrow>
        <msub>
          <mi>ϕ</mi>
          <mrow>
            <mi>n</mi>
            <mo stretchy="false">−</mo>
            <mn>1</mn>
          </mrow>
        </msub>
        <mo stretchy="false">+</mo>
        <mrow>
          <mo fence="true" form="prefix" stretchy="false">(</mo>
          <mrow>
            <mrow>
              <msub>
                <mi>a</mi>
                <mi>D</mi>
              </msub>
              <mo stretchy="false">+</mo>
              <msub>
                <mi>a</mi>
                <mi>E</mi>
              </msub>
              <mo stretchy="false">+</mo>
              <msub>
                <mi>F</mi>
                <mi>P</mi>
              </msub>
            </mrow>
          </mrow>
          <mo fence="true" form="postfix" stretchy="false">)</mo>
        </mrow>
      </mrow>
      <mn>.</mn>
      <mrow>
        <msub>
          <mi>ϕ</mi>
          <mi>n</mi>
        </msub>
        <mo stretchy="false">−</mo>
        <msub>
          <mi>a</mi>
          <mi>D</mi>
        </msub>
      </mrow>
      <mn>.</mn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} . %phi_{n-1} + (a_{D} + a_{E} + F_{P}) . %phi_{n} -a_{D} . %phi_{n+1} = b_{n}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%alpha} over {d}) %phi_{P} = ({%alpha} over {d} - {u} over {2}) %phi_{D} + ({%alpha} over {d} + {u} over {2}) %phi_{E} + dot q .d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sub>
          <mi>c</mi>
          <mi>ϕ</mi>
        </msub>
      </mrow>
      <mn>.</mn>
      <mrow>
        <msub>
          <mi>F</mi>
          <mi>ϕ</mi>
        </msub>
        <mo stretchy="false">+</mo>
        <msub>
          <mi>c</mi>
          <mi>P</mi>
        </msub>
      </mrow>
      <mn>.</mn>
      <msub>
        <mi>F</mi>
        <mi>P</mi>
      </msub>
    </mrow>
    <annotation encoding="StarMath 5.0">b_{P}  = c_{ %phi }.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i>d</mi>
    </mrow>
    <annotation encoding="StarMath 5.0"> ( {{%alpha} over {d} + {%alpha} over {d}} underbrace { a_{P} } ) %phi_{P} = ( {{%alpha} over {d} - {u} over {2}} underbrace { a_{D} } ) %phi_{D} + ( {{%alpha} over {d} + {u} over {2}} underbrace { a_{E} } ) %phi_{E} + {dot q} underbrace { F_{ %phi } } . d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dot q} underbrace { F_{ %phi } }  .d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dot q} underbrace { F_{ %phi } }.d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n>.</mn>
      <mrow>
        <msub>
          <mi>ϕ</mi>
          <mi>E</mi>
        </msub>
        <mo stretchy="false">+</mo>
        <mrow>
          <mo fence="true" form="prefix" stretchy="false">(</mo>
          <mrow>
            <mrow>
              <msub>
                <mi>a</mi>
                <mi>D</mi>
              </msub>
              <mo stretchy="false">+</mo>
              <msub>
                <mi>a</mi>
                <mi>E</mi>
              </msub>
              <mo stretchy="false">+</mo>
              <msub>
                <mi>F</mi>
                <mi>P</mi>
              </msub>
            </mrow>
          </mrow>
          <mo fence="true" form="postfix" stretchy="false">)</mo>
        </mrow>
      </mrow>
      <mn>.</mn>
      <mrow>
        <msub>
          <mi>ϕ</mi>
          <mi>P</mi>
        </msub>
        <mo stretchy="false">−</mo>
        <msub>
          <mi>a</mi>
          <mi>D</mi>
        </msub>
      </mrow>
      <mn>.</mn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(a_{D} + a_{E} + F_{P}) . %phi_{P} -a_{D} . %phi_{D} = b_{P}</annotation>
  </semantics>
</math>
</file>

<file path=Object 2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4</mn>
            </mtd>
          </mtr>
          <mtr>
            <mtd>
              <mn>6</mn>
            </mtd>
          </mtr>
        </mtable>
      </mrow>
      <mo fence="true" form="postfix" stretchy="true">]</mo>
    </mrow>
    <annotation encoding="StarMath 5.0">left[matrix{1##4##6}right]</annotation>
  </semantics>
</math>
</file>

<file path=Object 2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4</mn>
            </mtd>
            <mtd>
              <mn>5</mn>
            </mtd>
            <mtd>
              <mn>6</mn>
            </mtd>
          </mtr>
          <mtr>
            <mtd>
              <mn>7</mn>
            </mtd>
            <mtd>
              <mn>8</mn>
            </mtd>
            <mtd>
              <mn>9</mn>
            </mtd>
          </mtr>
        </mtable>
      </mrow>
      <mo fence="true" form="postfix" stretchy="true">]</mo>
    </mrow>
    <annotation encoding="StarMath 5.0">left[matrix{1#2#3##4#5#6##7#8#9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3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4</mn>
            </mtd>
          </mtr>
          <mtr>
            <mtd>
              <mn>6</mn>
            </mtd>
          </mtr>
        </mtable>
      </mrow>
      <mo fence="true" form="postfix" stretchy="true">]</mo>
    </mrow>
    <annotation encoding="StarMath 5.0">left[matrix{1##4##6}right]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